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Lengt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rea</text:p>
          </table:table-cell>
          <table:table-cell table:formula="oooc:=[.B1]*[.B2]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Volume</text:p>
          </table:table-cell>
          <table:table-cell table:formula="oooc:=[.B4]*[.B3]" office:value-type="float" office:value="30">
            <text:p>3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8">28.10.2008</text:date>, <text:time>15:5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4T17:02:29</meta:creation-date>
    <dc:creator>Vladimir Korenev</dc:creator>
    <dc:date>2008-10-28T15:55:25</dc:date>
    <meta:editing-cycles>2</meta:editing-cycles>
    <meta:editing-duration>PT5M30S</meta:editing-duration>
    <meta:user-defined meta:name="Info 1"/>
    <meta:user-defined meta:name="Info 2"/>
    <meta:user-defined meta:name="Info 3"/>
    <meta:user-defined meta:name="Info 4"/>
    <meta:document-statistic meta:table-count="3" meta:cell-count="10"/>
  </office:meta>
</office:document-meta>
</file>